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azyLoader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zyLoader.getTar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LazyLoader.invoke( Object proxy , Method method , Object [ ] ar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